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officeooo:rsid="0012ca46" officeooo:paragraph-rsid="0012ca46"/>
    </style:style>
    <style:style style:name="P2" style:family="paragraph" style:parent-style-name="Standard" style:list-style-name="L1">
      <style:text-properties officeooo:rsid="00133b08" officeooo:paragraph-rsid="00133b08"/>
    </style:style>
    <style:style style:name="P3" style:family="paragraph" style:parent-style-name="Standard" style:list-style-name="L1">
      <style:text-properties officeooo:rsid="0014e7f6" officeooo:paragraph-rsid="0014e7f6"/>
    </style:style>
    <style:style style:name="P4" style:family="paragraph" style:parent-style-name="Standard" style:list-style-name="L1">
      <style:text-properties officeooo:rsid="0016b422" officeooo:paragraph-rsid="0016b422"/>
    </style:style>
    <style:style style:name="P5" style:family="paragraph" style:parent-style-name="Standard" style:list-style-name="L1">
      <style:text-properties officeooo:rsid="0018471a" officeooo:paragraph-rsid="0018471a"/>
    </style:style>
    <style:style style:name="P6" style:family="paragraph" style:parent-style-name="Standard" style:list-style-name="L1">
      <style:text-properties officeooo:rsid="0018471a" officeooo:paragraph-rsid="001cef8e"/>
    </style:style>
    <style:style style:name="P7" style:family="paragraph" style:parent-style-name="Standard" style:list-style-name="L1">
      <style:text-properties fo:language="en" fo:country="CA" officeooo:rsid="001cef8e" officeooo:paragraph-rsid="001cef8e"/>
    </style:style>
    <style:style style:name="P8" style:family="paragraph" style:parent-style-name="Standard" style:list-style-name="L1">
      <style:text-properties fo:language="en" fo:country="CA" officeooo:rsid="001c352f" officeooo:paragraph-rsid="001c352f"/>
    </style:style>
    <style:style style:name="P9" style:family="paragraph" style:parent-style-name="Standard" style:list-style-name="L1">
      <style:text-properties fo:language="en" fo:country="CA" officeooo:rsid="001c352f" officeooo:paragraph-rsid="00238f91"/>
    </style:style>
    <style:style style:name="P10" style:family="paragraph" style:parent-style-name="Standard" style:list-style-name="L1">
      <style:text-properties fo:language="en" fo:country="CA" officeooo:rsid="001c352f" officeooo:paragraph-rsid="00267f47"/>
    </style:style>
    <style:style style:name="P11" style:family="paragraph" style:parent-style-name="Standard" style:list-style-name="L1">
      <style:text-properties fo:language="en" fo:country="CA" officeooo:rsid="001e3cec" officeooo:paragraph-rsid="001e3cec"/>
    </style:style>
    <style:style style:name="P12" style:family="paragraph" style:parent-style-name="Standard" style:list-style-name="L1">
      <style:text-properties fo:language="en" fo:country="CA" officeooo:rsid="001e3cec" officeooo:paragraph-rsid="001ffeb1"/>
    </style:style>
    <style:style style:name="P13" style:family="paragraph" style:parent-style-name="Standard" style:list-style-name="L1">
      <style:text-properties fo:language="en" fo:country="CA" officeooo:rsid="001ffeb1" officeooo:paragraph-rsid="00214d3b"/>
    </style:style>
    <style:style style:name="P14" style:family="paragraph" style:parent-style-name="Standard" style:list-style-name="L1">
      <style:text-properties fo:language="en" fo:country="CA" officeooo:rsid="00214d3b" officeooo:paragraph-rsid="00214d3b"/>
    </style:style>
    <style:style style:name="P15" style:family="paragraph" style:parent-style-name="Standard" style:list-style-name="L1">
      <style:text-properties fo:language="en" fo:country="CA" officeooo:rsid="00216ce7" officeooo:paragraph-rsid="00216ce7"/>
    </style:style>
    <style:style style:name="P16" style:family="paragraph" style:parent-style-name="Standard" style:list-style-name="L1">
      <style:text-properties fo:language="en" fo:country="CA" officeooo:rsid="0021575f" officeooo:paragraph-rsid="0021575f"/>
    </style:style>
    <style:style style:name="P17" style:family="paragraph" style:parent-style-name="Standard" style:list-style-name="L1">
      <style:text-properties fo:language="en" fo:country="CA" officeooo:rsid="0021575f" officeooo:paragraph-rsid="0021b3c3"/>
    </style:style>
    <style:style style:name="P18" style:family="paragraph" style:parent-style-name="Standard" style:list-style-name="L1">
      <style:text-properties fo:language="en" fo:country="CA" officeooo:rsid="0021b3c3" officeooo:paragraph-rsid="0021b3c3"/>
    </style:style>
    <style:style style:name="P19" style:family="paragraph" style:parent-style-name="Standard" style:list-style-name="L1">
      <style:text-properties fo:language="en" fo:country="CA" officeooo:rsid="00275564" officeooo:paragraph-rsid="00275564"/>
    </style:style>
    <style:style style:name="P20" style:family="paragraph" style:parent-style-name="Standard" style:list-style-name="L1">
      <style:text-properties officeooo:rsid="0019f903" officeooo:paragraph-rsid="0019f903"/>
    </style:style>
    <style:style style:name="P21" style:family="paragraph" style:parent-style-name="Standard" style:list-style-name="L1">
      <style:text-properties officeooo:rsid="00275564" officeooo:paragraph-rsid="00275564"/>
    </style:style>
    <style:style style:name="T1" style:family="text">
      <style:text-properties officeooo:rsid="0021b3c3"/>
    </style:style>
    <style:style style:name="T2" style:family="text">
      <style:text-properties officeooo:rsid="00238f91"/>
    </style:style>
    <style:style style:name="T3" style:family="text">
      <style:text-properties officeooo:rsid="00256fd9"/>
    </style:style>
    <style:style style:name="T4" style:family="text">
      <style:text-properties officeooo:rsid="00267f47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720892045" text:style-name="L1">
        <text:list-item>
          <text:p text:style-name="P1">Intro</text:p>
        </text:list-item>
        <text:list-item>
          <text:p text:style-name="P1">Design</text:p>
          <text:list>
            <text:list-item>
              <text:p text:style-name="P1">Noise Sources</text:p>
              <text:list>
                <text:list-item>
                  <text:p text:style-name="P1">Noise Pulse Train</text:p>
                  <text:list>
                    <text:list-item>
                      <text:p text:style-name="P2">DC blocker requirement</text:p>
                    </text:list-item>
                  </text:list>
                </text:list-item>
                <text:list-item>
                  <text:p text:style-name="P1">Noise “Bursts”</text:p>
                </text:list-item>
              </text:list>
            </text:list-item>
            <text:list-item>
              <text:p text:style-name="P1">Harmonic Exciters/Accenuators</text:p>
              <text:list>
                <text:list-item>
                  <text:p text:style-name="P1">HRB design</text:p>
                </text:list-item>
                <text:list-item>
                  <text:p text:style-name="P1">ResoTanh design</text:p>
                </text:list-item>
              </text:list>
            </text:list-item>
            <text:list-item>
              <text:p text:style-name="P1">Results</text:p>
              <text:list>
                <text:list-item>
                  <text:p text:style-name="P1">Affect of Tanh on ability to generate harmonics</text:p>
                </text:list-item>
                <text:list-item>
                  <text:p text:style-name="P1">Computational complexity</text:p>
                </text:list-item>
                <text:list-item>
                  <text:p text:style-name="P1">Sonic results</text:p>
                </text:list-item>
                <text:list-item>
                  <text:p text:style-name="P1">Comparison to reality</text:p>
                </text:list-item>
                <text:list-item>
                  <text:p text:style-name="P3">In context of Wound CSG</text:p>
                  <text:list>
                    <text:list-item>
                      <text:p text:style-name="P4">effects from longitudinal mode filter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">Verification</text:p>
          <text:list>
            <text:list-item>
              <text:p text:style-name="P5">String DWG</text:p>
              <text:list>
                <text:list-item>
                  <text:p text:style-name="P21">Tuning</text:p>
                  <text:list>
                    <text:list-item>
                      <text:p text:style-name="P6">ACF </text:p>
                    </text:list-item>
                    <text:list-item>
                      <text:p text:style-name="P6">Parabolic Interp</text:p>
                      <text:list>
                        <text:list-item>
                          <text:list>
                            <text:list-item>
                              <text:p text:style-name="P5">Spectral leakage considerations for lower frequencies not generating harmonics which are far enough apart</text:p>
                            </text:list-item>
                            <text:list-item>
                              <text:p text:style-name="P7">Limit search range due to noise stimuli not guaranteeing the strongest resonance is the fundamental</text:p>
                            </text:list-item>
                          </text:list>
                        </text:list-item>
                        <text:list-item>
                          <text:p text:style-name="P5">Selection of parameters to perform the parabolic interpolation</text:p>
                        </text:list-item>
                        <text:list-item>
                          <text:p text:style-name="P20">Errors from parabolic interpolation</text:p>
                          <text:list>
                            <text:list-item>
                              <text:p text:style-name="P8">Initializing DWG with noise doesn’t guarantee strongest resonance will correspond to the fundamental</text:p>
                            </text:list-item>
                            <text:list-item>
                              <text:p text:style-name="P8">Issues with range from physical limitations of the string modeling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9">Spectrum</text:p>
                  <text:list>
                    <text:list-item>
                      <text:p text:style-name="P19">Removing DC component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">Controllability</text:p>
          <text:list>
            <text:list-item>
              <text:p text:style-name="P12">Matching string decay with slide velocity?</text:p>
            </text:list-item>
            <text:list-item>
              <text:p text:style-name="P13">Linearly changing pitch means non-linear f_c[n]</text:p>
            </text:list-item>
            <text:list-item>
              <text:p text:style-name="P14">Relationship of fret location to amount of windings encountered for a particular change in pitch</text:p>
            </text:list-item>
            <text:list-item>
              <text:p text:style-name="P15">Smooth L[n] control signals to avoid discontinuities</text:p>
            </text:list-item>
          </text:list>
        </text:list-item>
        <text:list-item>
          <text:p text:style-name="P16">Creative sound potentials</text:p>
          <text:list>
            <text:list-item>
              <text:p text:style-name="P17">Subtract the generated sounds? That created an interesting effect</text:p>
            </text:list-item>
          </text:list>
        </text:list-item>
        <text:list-item>
          <text:p text:style-name="P18">Limitations</text:p>
          <text:list>
            <text:list-item>
              <text:p text:style-name="P18">Instability with loop filter as specified at certain L[n] values</text:p>
            </text:list-item>
            <text:list-item>
              <text:p text:style-name="P9"><text:span text:style-name="T1">Reduced spectrum when starting from higher slides</text:span><text:tab/></text:p>
            </text:list-item>
            <text:list-item>
              <text:p text:style-name="P10"><text:span text:style-name="T2">One sample movement at a time when changing the </text:span><text:span text:style-name="T3">delay line limits the rate of change of pitch</text:span></text:p>
            </text:list-item>
          </text:list>
        </text:list-item>
        <text:list-item>
          <text:p text:style-name="P10"><text:span text:style-name="T4">Realistic sounds vs. Artifically generated test scenarios</text:span><text:tab/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0T13:35:11.594000000</meta:creation-date>
    <meta:generator>LibreOffice/7.3.7.2$Windows_X86_64 LibreOffice_project/e114eadc50a9ff8d8c8a0567d6da8f454beeb84f</meta:generator>
    <dc:date>2023-01-27T15:54:18.928000000</dc:date>
    <meta:editing-duration>P1DT8H16M5S</meta:editing-duration>
    <meta:editing-cycles>16</meta:editing-cycles>
    <meta:document-statistic meta:table-count="0" meta:image-count="0" meta:object-count="0" meta:page-count="1" meta:paragraph-count="41" meta:word-count="250" meta:character-count="1558" meta:non-whitespace-character-count="1387"/>
  </office:meta>
</office:document-meta>
</file>